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oogle Sans" fo:font-size="12pt" style:font-name-asian="Google Sans1" style:font-size-asian="12pt" style:font-name-complex="Google Sans1" style:font-size-complex="12pt" fo:background-color="#ffff00"/>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1">
      <style:paragraph-properties fo:margin-left="0.5in" fo:margin-right="0in" fo:line-height="100%" fo:text-indent="-0.25in" style:auto-text-indent="false"/>
    </style:style>
    <style:style style:name="P4" style:family="paragraph" style:parent-style-name="Standard" style:list-style-name="WWNum1">
      <style:paragraph-properties fo:margin-left="0.5in" fo:margin-right="0in" fo:line-height="100%" fo:orphans="0" fo:widows="0" fo:text-indent="-0.25in" style:auto-text-indent="false"/>
    </style:style>
    <style:style style:name="P5" style:family="paragraph" style:parent-style-name="Heading_20_1" style:master-page-name="Standard">
      <style:paragraph-properties fo:text-align="center" style:justify-single-word="false" style:page-number="1"/>
    </style:style>
    <style:style style:name="P6" style:family="paragraph">
      <loext:graphic-properties draw:fill="none"/>
      <style:paragraph-properties fo:text-align="start"/>
      <style:text-properties fo:font-size="18pt"/>
    </style:style>
    <style:style style:name="T1" style:family="text">
      <style:text-properties style:font-name="Google Sans" style:font-name-asian="Google Sans1" style:font-name-complex="Google Sans1"/>
    </style:style>
    <style:style style:name="T2" style:family="text">
      <style:text-properties style:font-name="Google Sans" fo:font-size="12pt" fo:font-weight="bold" style:font-name-asian="Google Sans1" style:font-size-asian="12pt" style:font-weight-asian="bold" style:font-name-complex="Google Sans1" style:font-size-complex="12pt"/>
    </style:style>
    <style:style style:name="T3" style:family="text">
      <style:text-properties style:font-name="Google Sans" fo:font-size="12pt" style:font-name-asian="Google Sans1" style:font-size-asian="12pt" style:font-name-complex="Google Sans1" style:font-size-complex="12pt"/>
    </style:style>
    <style:style style:name="T4" style:family="text">
      <style:text-properties fo:color="#cc0000" style:font-name="Google Sans" fo:font-size="12pt" style:font-name-asian="Google Sans1" style:font-size-asian="12pt" style:font-name-complex="Google Sans1" style:font-size-complex="12pt"/>
    </style:style>
    <style:style style:name="T5" style:family="text">
      <style:text-properties fo:color="#000000" style:font-name="Google Sans" fo:font-size="12pt" fo:font-weight="bold" style:font-name-asian="Google Sans1" style:font-size-asian="12pt" style:font-weight-asian="bold" style:font-name-complex="Google Sans1" style:font-size-complex="12pt"/>
    </style:style>
    <style:style style:name="T6" style:family="text">
      <style:text-properties fo:color="#000000" style:font-name="Google Sans" fo:font-size="12pt" style:font-name-asian="Google Sans1" style:font-size-asian="12pt" style:font-name-complex="Google Sans1" style:font-size-complex="12pt"/>
    </style:style>
    <style:style style:name="T7" style:family="text">
      <style:text-properties fo:color="#000000" style:font-name="Google Sans" style:font-name-asian="Google Sans1" style:font-name-complex="Google Sans1"/>
    </style:style>
    <style:style style:name="gr1" style:family="graphic">
      <style:graphic-properties draw:stroke="solid" svg:stroke-width="0.0209in" svg:stroke-color="#ffff00" draw:stroke-linejoin="round" draw:fill="none" draw:textarea-vertical-align="top" draw:auto-grow-height="false" fo:min-height="0in" fo:min-width="6.3028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evidx83t54sc"/><text:span text:style-name="T1">Botium Toys: Scope, goals, and risk assessment report</text:span></text:p>
      <text:p text:style-name="Standard"><draw:custom-shape text:anchor-type="as-char" draw:z-index="0" draw:style-name="gr1" draw:text-style-name="P6" svg:width="6.5004in" svg:height="0.0157in"><text:p/><draw:enhanced-geometry draw:mirror-horizontal="false" draw:mirror-vertical="false" svg:viewBox="0 0 21600 21600" draw:type="mso-spt32" draw:enhanced-path="M 0 0 L 21600 21600 N"/></draw:custom-shape></text:p>
      <text:p text:style-name="Heading_20_2"><text:bookmark text:name="_kc2jqdd8nifa"/><text:span text:style-name="T1">Scope and goals of the audit</text:span></text:p>
      <text:p text:style-name="Subtitle"><text:bookmark text:name="_5amnjv9mhbsx"/><text:span text:style-name="T5">Scope: </text:span><text:span text:style-name="T6">The scope is defined as the entire security program at Botium Toys. This means all assets need to be assessed alongside internal processes and procedures related to the implementation of controls and compliance best practices.</text:span></text:p>
      <text:p text:style-name="Subtitle"><text:bookmark text:name="_17mak1awllyh"/><text:span text:style-name="T5">Goals:</text:span><text:span text:style-name="T6"> Assess existing assets and complete the controls and compliance checklist to determine which controls and compliance best practices need to be implemented to <text:s/>improve Botium Toys’ security posture.</text:span></text:p>
      <text:p text:style-name="Heading_20_2"><text:bookmark text:name="_jdudu6fs5rtm"/><text:span text:style-name="T1">Current assets</text:span></text:p>
      <text:p text:style-name="Standard"><text:span text:style-name="T3">Assets managed by the IT Department include: </text:span></text:p>
      <text:list xml:id="list1484365983" text:style-name="WWNum2">
        <text:list-item>
          <text:p text:style-name="P2"><text:span text:style-name="T3">On-premises equipment for in-office business needs <text:s/></text:span></text:p>
        </text:list-item>
        <text:list-item>
          <text:p text:style-name="P2"><text:span text:style-name="T3">Employee equipment: end-user devices (desktops/laptops, smartphones), remote workstations, headsets, cables, keyboards, mice, docking stations, surveillance cameras, etc.</text:span></text:p>
        </text:list-item>
        <text:list-item>
          <text:p text:style-name="P2"><text:span text:style-name="T3">Storefront products available for retail sale on site and online; stored in the company’s adjoining warehouse</text:span></text:p>
        </text:list-item>
        <text:list-item>
          <text:p text:style-name="P2"><text:span text:style-name="T3">Management of systems, software, and services: accounting, telecommunication, database, security, ecommerce, and inventory management</text:span></text:p>
        </text:list-item>
        <text:list-item>
          <text:p text:style-name="P2"><text:span text:style-name="T3">Internet access</text:span></text:p>
        </text:list-item>
        <text:list-item>
          <text:p text:style-name="P2"><text:span text:style-name="T3">Internal network</text:span></text:p>
        </text:list-item>
        <text:list-item>
          <text:p text:style-name="P2"><text:span text:style-name="T3">Data retention and storage</text:span></text:p>
        </text:list-item>
        <text:list-item>
          <text:p text:style-name="P2"><text:span text:style-name="T3">Legacy system maintenance: end-of-life systems that require human monitoring </text:span></text:p>
        </text:list-item>
      </text:list>
      <text:p text:style-name="Heading_20_2"><text:bookmark text:name="_5i80k6dm51vy"/><text:span text:style-name="T1">Risk assessment</text:span></text:p>
      <text:p text:style-name="Heading_20_3"><text:bookmark text:name="_tkycrv8qc7kh"/><text:span text:style-name="T1">Risk description</text:span></text:p>
      <text:p text:style-name="Standard"><text:span text:style-name="T3">Currently, there is inadequate management of assets. Additionally, Botium Toys does not have all of the proper controls in place and may not be fully compliant with U.S. and international regulations and standards.</text:span><text:span text:style-name="T1"> </text:span></text:p>
      <text:p text:style-name="Heading_20_3"><text:bookmark text:name="_pepjp18yvpjs"/><text:span text:style-name="T1">Control best practices</text:span></text:p>
      <text:p text:style-name="Standard"><text:span text:style-name="T3">The first of the five functions of the NIST CSF is Identify. Botium Toys will need to dedicate resources to identify assets so they can appropriately manage them. Additionally, they will need to classify existing assets and determine the impact of the loss of existing assets, including systems, on business continuity.</text:span></text:p>
      <text:p text:style-name="Heading_20_3"><text:bookmark text:name="_ghnlzhum2uiy"/><text:span text:style-name="T1">Risk score</text:span></text:p>
      <text:p text:style-name="Standard"><text:span text:style-name="T3">On a scale of 1 to 10, the risk score is 8, which is fairly high. This is due to a lack of controls and adherence to compliance best practices.</text:span></text:p>
      <text:p text:style-name="Heading_20_3"><text:bookmark text:name="_kmpxjpzb7q2o"/><text:span text:style-name="T1">Additional comments</text:span></text:p>
      <text:p text:style-name="Standard"><text:span text:style-name="T3">The potential impact from the loss of an asset is rated as medium, because the IT department does not know which assets would be at risk. The risk to assets or fines from governing bodies is high because Botium Toys does not have all of the necessary controls in place and is not fully adhering to best practices related to compliance regulations that keep critical data private/secure. Review the following bullet points for specific details:</text:span></text:p>
      <text:p text:style-name="P1"/>
      <text:list xml:id="list1219105654" text:style-name="WWNum1">
        <text:list-item>
          <text:p text:style-name="P3"><text:soft-page-break/><text:span text:style-name="T3">Currently, all Botium Toys employees have access to internally stored data and may be able to access cardholder data and customers’ PII/SPII.</text:span></text:p>
        </text:list-item>
        <text:list-item>
          <text:p text:style-name="P3"><text:span text:style-name="T3">Encryption is not currently used to ensure confidentiality of customers’ credit card information that is accepted, processed, transmitted, and stored locally in the company’s internal database. </text:span></text:p>
        </text:list-item>
        <text:list-item>
          <text:p text:style-name="P3"><text:span text:style-name="T3">Access controls pertaining to least privilege and separation of duties have not been implemented.</text:span></text:p>
        </text:list-item>
        <text:list-item>
          <text:p text:style-name="P3"><text:span text:style-name="T3">The IT department has ensured availability and integrated controls to ensure data integrity.</text:span></text:p>
        </text:list-item>
        <text:list-item>
          <text:p text:style-name="P4"><text:span text:style-name="T3">The IT department has a firewall that blocks traffic based on an appropriately defined set of security rules.</text:span></text:p>
        </text:list-item>
        <text:list-item>
          <text:p text:style-name="P4"><text:span text:style-name="T3">Antivirus software is installed and monitored regularly by the IT department. </text:span></text:p>
        </text:list-item>
        <text:list-item>
          <text:p text:style-name="P4"><text:span text:style-name="T3">The IT department has not installed an intrusion detection system (IDS).</text:span></text:p>
        </text:list-item>
        <text:list-item>
          <text:p text:style-name="P4"><text:span text:style-name="T3">There are no disaster recovery plans currently in place, and the company does not have backups of critical data. </text:span></text:p>
        </text:list-item>
        <text:list-item>
          <text:p text:style-name="P4"><text:span text:style-name="T3">The IT department has established a plan to notify E.U. customers within 72 hours if there is a security breach. Additionally, privacy policies, procedures, and processes have been developed and are enforced among IT department members/other employees, to properly document and maintain data.</text:span></text:p>
        </text:list-item>
        <text:list-item>
          <text:p text:style-name="P4"><text:span text:style-name="T3">Although a password policy exists, its requirements are nominal and not in line with current minimum password complexity requirements (e.g., at least eight characters, a combination of letters and at least one number; special characters). </text:span></text:p>
        </text:list-item>
        <text:list-item>
          <text:p text:style-name="P4"><text:span text:style-name="T3">There is no centralized password management system that enforces the password policy’s minimum requirements, which sometimes affects productivity when employees/vendors submit a ticket to the IT department to recover or reset a password.</text:span></text:p>
        </text:list-item>
        <text:list-item>
          <text:p text:style-name="P4"><text:span text:style-name="T3">While legacy systems are monitored and maintained, there is no regular schedule in place for these tasks and intervention methods are unclear.</text:span></text:p>
        </text:list-item>
        <text:list-item>
          <text:p text:style-name="P4"><text:span text:style-name="T3">The store’s physical location, which includes Botium Toys’ main offices, store front, and warehouse of products, has sufficient locks, up-to-date closed-circuit television (CCTV) surveillance, as well as functioning fire detection and prevention systems.</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Google Sans" fo:font-family="'Google Sans'"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oogle Sans" fo:font-family="'Google Sans'"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7" meta:word-count="679" meta:character-count="4458" meta:non-whitespace-character-count="3826"/>
    <meta:generator>LibreOfficeDev/6.0.5.2$Linux_X86_64 LibreOffice_project/</meta:generator>
  </office:meta>
</office:document-meta>
</file>